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6a4f" officeooo:paragraph-rsid="00156a4f"/>
    </style:style>
    <style:style style:name="P2" style:family="paragraph" style:parent-style-name="Standard">
      <style:paragraph-properties fo:text-align="justify" style:justify-single-word="false"/>
      <style:text-properties officeooo:paragraph-rsid="002b9b45"/>
    </style:style>
    <style:style style:name="P3" style:family="paragraph" style:parent-style-name="Standard">
      <style:paragraph-properties fo:text-align="justify" style:justify-single-word="false"/>
      <style:text-properties officeooo:rsid="00169244" officeooo:paragraph-rsid="00196660"/>
    </style:style>
    <style:style style:name="P4" style:family="paragraph" style:parent-style-name="Standard">
      <style:paragraph-properties fo:text-align="justify" style:justify-single-word="false"/>
      <style:text-properties officeooo:rsid="00184ee8" officeooo:paragraph-rsid="00184ee8"/>
    </style:style>
    <style:style style:name="P5" style:family="paragraph" style:parent-style-name="Standard">
      <style:paragraph-properties fo:text-align="justify" style:justify-single-word="false"/>
      <style:text-properties officeooo:rsid="00196660" officeooo:paragraph-rsid="00196660"/>
    </style:style>
    <style:style style:name="P6" style:family="paragraph" style:parent-style-name="Standard">
      <style:paragraph-properties fo:text-align="justify" style:justify-single-word="false"/>
      <style:text-properties officeooo:rsid="00196660" officeooo:paragraph-rsid="002b9b45"/>
    </style:style>
    <style:style style:name="P7" style:family="paragraph" style:parent-style-name="Standard">
      <style:paragraph-properties fo:text-align="justify" style:justify-single-word="false"/>
      <style:text-properties officeooo:rsid="001b5a68" officeooo:paragraph-rsid="001b5a68"/>
    </style:style>
    <style:style style:name="P8" style:family="paragraph" style:parent-style-name="Standard">
      <style:paragraph-properties fo:text-align="justify" style:justify-single-word="false"/>
      <style:text-properties officeooo:rsid="0023ba65" officeooo:paragraph-rsid="0023ba65"/>
    </style:style>
    <style:style style:name="P9" style:family="paragraph" style:parent-style-name="Standard">
      <style:paragraph-properties fo:text-align="justify" style:justify-single-word="false"/>
      <style:text-properties officeooo:rsid="002441a8" officeooo:paragraph-rsid="002441a8"/>
    </style:style>
    <style:style style:name="P10" style:family="paragraph" style:parent-style-name="Standard">
      <style:paragraph-properties fo:text-align="justify" style:justify-single-word="false"/>
      <style:text-properties officeooo:rsid="00271f34" officeooo:paragraph-rsid="00271f34"/>
    </style:style>
    <style:style style:name="P11" style:family="paragraph" style:parent-style-name="Standard">
      <style:paragraph-properties fo:text-align="justify" style:justify-single-word="false"/>
      <style:text-properties officeooo:rsid="002fdbcc" officeooo:paragraph-rsid="002fdbcc"/>
    </style:style>
    <style:style style:name="P12" style:family="paragraph" style:parent-style-name="Standard">
      <style:paragraph-properties fo:text-align="justify" style:justify-single-word="false"/>
      <style:text-properties officeooo:rsid="0031dbd7" officeooo:paragraph-rsid="0031dbd7"/>
    </style:style>
    <style:style style:name="P13" style:family="paragraph" style:parent-style-name="Standard">
      <style:paragraph-properties fo:text-align="justify" style:justify-single-word="false"/>
      <style:text-properties officeooo:rsid="0033a49b" officeooo:paragraph-rsid="0033a49b"/>
    </style:style>
    <style:style style:name="P14" style:family="paragraph" style:parent-style-name="Standard">
      <style:paragraph-properties fo:text-align="justify" style:justify-single-word="false"/>
      <style:text-properties officeooo:rsid="0033bf92" officeooo:paragraph-rsid="0033bf92"/>
    </style:style>
    <style:style style:name="P15" style:family="paragraph" style:parent-style-name="Standard">
      <style:paragraph-properties fo:text-align="justify" style:justify-single-word="false"/>
      <style:text-properties officeooo:rsid="0038cc0d" officeooo:paragraph-rsid="0038cc0d"/>
    </style:style>
    <style:style style:name="P16" style:family="paragraph" style:parent-style-name="Standard">
      <style:paragraph-properties fo:text-align="justify" style:justify-single-word="false"/>
      <style:text-properties officeooo:rsid="003b40cc" officeooo:paragraph-rsid="003b40cc"/>
    </style:style>
    <style:style style:name="P17" style:family="paragraph" style:parent-style-name="Standard">
      <style:paragraph-properties fo:text-align="justify" style:justify-single-word="false"/>
      <style:text-properties officeooo:rsid="003ce0e8" officeooo:paragraph-rsid="003ce0e8"/>
    </style:style>
    <style:style style:name="P18" style:family="paragraph" style:parent-style-name="Standard">
      <style:paragraph-properties fo:text-align="justify" style:justify-single-word="false"/>
      <style:text-properties officeooo:rsid="003ee7ea" officeooo:paragraph-rsid="003ee7ea"/>
    </style:style>
    <style:style style:name="P19" style:family="paragraph" style:parent-style-name="Standard">
      <style:paragraph-properties fo:text-align="justify" style:justify-single-word="false"/>
      <style:text-properties officeooo:rsid="00420d7c" officeooo:paragraph-rsid="00420d7c"/>
    </style:style>
    <style:style style:name="P20" style:family="paragraph" style:parent-style-name="Standard">
      <style:paragraph-properties fo:text-align="justify" style:justify-single-word="false"/>
      <style:text-properties officeooo:rsid="004234f6" officeooo:paragraph-rsid="004234f6"/>
    </style:style>
    <style:style style:name="T1" style:family="text">
      <style:text-properties officeooo:rsid="00156a4f"/>
    </style:style>
    <style:style style:name="T2" style:family="text">
      <style:text-properties officeooo:rsid="0015d469"/>
    </style:style>
    <style:style style:name="T3" style:family="text">
      <style:text-properties officeooo:rsid="00184ee8"/>
    </style:style>
    <style:style style:name="T4" style:family="text">
      <style:text-properties officeooo:rsid="00196660"/>
    </style:style>
    <style:style style:name="T5" style:family="text">
      <style:text-properties officeooo:rsid="001a043c"/>
    </style:style>
    <style:style style:name="T6" style:family="text">
      <style:text-properties officeooo:rsid="001b2751"/>
    </style:style>
    <style:style style:name="T7" style:family="text">
      <style:text-properties officeooo:rsid="00203914"/>
    </style:style>
    <style:style style:name="T8" style:family="text">
      <style:text-properties officeooo:rsid="00252f6c"/>
    </style:style>
    <style:style style:name="T9" style:family="text">
      <style:text-properties officeooo:rsid="00258c04"/>
    </style:style>
    <style:style style:name="T10" style:family="text">
      <style:text-properties officeooo:rsid="0029e14f"/>
    </style:style>
    <style:style style:name="T11" style:family="text">
      <style:text-properties officeooo:rsid="003116e8"/>
    </style:style>
    <style:style style:name="T12" style:family="text">
      <style:text-properties officeooo:rsid="00359dc9"/>
    </style:style>
    <style:style style:name="T13" style:family="text">
      <style:text-properties style:font-name="Liberation Serif1"/>
    </style:style>
    <style:style style:name="T14" style:family="text">
      <style:text-properties style:font-name="Liberation Serif"/>
    </style:style>
    <style:style style:name="T15" style:family="text">
      <style:text-properties officeooo:rsid="003abb31"/>
    </style:style>
    <style:style style:name="T16" style:family="text">
      <style:text-properties officeooo:rsid="003d5876"/>
    </style:style>
    <style:style style:name="T17" style:family="text">
      <style:text-properties officeooo:rsid="00409c8e"/>
    </style:style>
    <style:style style:name="T18" style:family="text">
      <style:text-properties officeooo:rsid="004234f6"/>
    </style:style>
    <style:style style:name="T19" style:family="text">
      <style:text-properties officeooo:rsid="0043a615"/>
    </style:style>
    <style:style style:name="T20" style:family="text">
      <style:text-properties officeooo:rsid="0043fe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adonnées : utilisation des guidelines <text:span text:style-name="T11">=&gt; questionnement sur les données, s’émanciper des guidelines et avoir un œil critique !</text:span></text:p>
      <text:p text:style-name="P1"><text:tab/>modules : obligatoires (tei, header, core, textstructure)</text:p>
      <text:p text:style-name="P1"><text:tab/><text:span text:style-name="T2">classe : attributs ou modèles =&gt; permettent d’organiser les éléments du modèles. ODD <text:tab/>(personnalisation pour une conception efficace du schéma)</text:span></text:p>
      <text:p text:style-name="P7">=&gt; teiHeader (module obligatoire : header <text:span text:style-name="T7">(définit tous les éléments dispo pour tous les documents en TEI) + utilisation de modules opérationnels qui complètent la définition du contenu)</text:span></text:p>
      <text:p text:style-name="P8">De quoi on a besoin a minima <text:span text:style-name="T9">comme métadonnées</text:span> ? </text:p>
      <text:p text:style-name="P9">Réflexion par un détour sur les autres modèles de métadonnées. OA<text:span text:style-name="T8">I</text:span> (Open Archives Initiative) : faciliter l’échange et valorisation d’archives numériques <text:span text:style-name="T8">=&gt; protocole OAI-PMH : moissonnage des données (export en OAI pour un échange des données = générer un catalogue par ex). Derrière il y a du Dublin core.</text:span></text:p>
      <text:p text:style-name="P10">= Travail de mapping : réfléchir aux données qui pourraient être exportées en OAI <text:span text:style-name="T10">(valeurs sémantiques et applicatives)</text:span></text:p>
      <text:p text:style-name="P10"/>
      <text:p text:style-name="P3"><text:span text:style-name="T1">Schéma XML</text:span></text:p>
      <text:p text:style-name="P3">X<text:span text:style-name="T3">MLNS</text:span> : attribut qui décrit l’espace de nom =&gt; validation</text:p>
      <text:p text:style-name="P4">RelaxNG <text:span text:style-name="T20">(utilisation Roma)</text:span>/Schematronc : pour certains besoins spécifiques</text:p>
      <text:p text:style-name="P1"/>
      <text:p text:style-name="P5">Dublin core / TEI (équivalent)</text:p>
      <text:p text:style-name="P5">dc : title = TEI/teiHeader/fileDesc/titleStmt/<text:span text:style-name="T5">title</text:span></text:p>
      <text:p text:style-name="P5"><text:tab/><text:span text:style-name="T6">(balise title est répétable)</text:span></text:p>
      <text:p text:style-name="P2"><text:span text:style-name="T4">dc : creator = TEI/teiHeader/fileDesc/titleStmt/author/@key</text:span></text:p>
      <text:p text:style-name="P11">dc : date = <text:span text:style-name="T4">TEI/teiHeader/</text:span>profileDesc/creation/date/@when</text:p>
      <text:p text:style-name="P6"/>
      <text:p text:style-name="P12">Xpath : je pars de la racine et je descends (+ complexe) – noteset =&gt; <text:span text:style-name="T12">localisation d’un élement XML, </text:span>donner l’adresse d’un élément</text:p>
      <text:p text:style-name="P13">/TEI/teiHeader/fileDesc/editionStmt/respStmt</text:p>
      <text:p text:style-name="P14">tirer parti de la structuration des documents</text:p>
      <text:p text:style-name="P14"/>
      <text:p text:style-name="P15">Structuration du texte : </text:p>
      <text:p text:style-name="P15">par défaut</text:p>
      <text:p text:style-name="P15">&lt;text&gt;</text:p>
      <text:p text:style-name="P15"><text:tab/>&lt;front&gt;</text:p>
      <text:p text:style-name="P15"><text:tab/><text:tab/>&lt;titlepage&gt;</text:p>
      <text:p text:style-name="P15"><text:tab/><text:tab/>&lt;div type=<text:span text:style-name="T13">"</text:span><text:span text:style-name="T14"> </text:span><text:span text:style-name="T13">"</text:span><text:span text:style-name="T14">&gt;</text:span></text:p>
      <text:p text:style-name="P15"><text:tab/>&lt;body&gt;</text:p>
      <text:p text:style-name="P15"><text:tab/><text:tab/>&lt;div&gt; corps du texte</text:p>
      <text:p text:style-name="P15"><text:tab/><text:span text:style-name="T15">&lt;back&gt; : annexes, pièces justificatives</text:span></text:p>
      <text:p text:style-name="P15"/>
      <text:p text:style-name="P16">teiCorpus : peut-être un élément racine comme l’élément &lt;tei&gt;</text:p>
      <text:p text:style-name="P16">un &lt;teiHeader&gt; et ensuite des nœuds qui s’enchaînent &lt;tei&gt;</text:p>
      <text:p text:style-name="P16"/>
      <text:p text:style-name="P17">&lt;note&gt; : modèle simple =&gt; 2 ou 3 niveaux max car le traitement est difficile</text:p>
      <text:p text:style-name="P17"><text:tab/><text:span text:style-name="T16">comment les numéroter, comment les afficher… = bien réfléchir avant</text:span></text:p>
      <text:p text:style-name="P17"/>
      <text:p text:style-name="P19">mettre les &lt;lb/&gt; en début de ligne</text:p>
      <text:p text:style-name="P19"/>
      <text:p text:style-name="P20">Annoter le contenu : <text:span text:style-name="T19">utilisation des balises &lt;persName&gt;, &lt;placeName&gt;</text:span></text:p>
      <text:p text:style-name="P17"/>
      <text:p text:style-name="P18">Édition imitative <text:span text:style-name="T17">(attribut rend)</text:span></text:p>
      <text:p text:style-name="P18">XSLT : visualisation HTML de son document 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08:58:23.512620445</meta:creation-date>
    <meta:generator>LibreOffice/5.1.6.2$Linux_X86_64 LibreOffice_project/10m0$Build-2</meta:generator>
    <dc:date>2017-11-22T11:29:43.123399861</dc:date>
    <meta:editing-duration>PT1H29M39S</meta:editing-duration>
    <meta:editing-cycles>36</meta:editing-cycles>
    <meta:document-statistic meta:table-count="0" meta:image-count="0" meta:object-count="0" meta:page-count="1" meta:paragraph-count="35" meta:word-count="318" meta:character-count="2168" meta:non-whitespace-character-count="1868"/>
  </office:meta>
</office:document-meta>
</file>